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431cm" fo:margin-left="-0.016cm" fo:margin-right="0.586cm" table:align="margins" style:may-break-between-rows="false"/>
    </style:style>
    <style:style style:name="Tabelle1.A" style:family="table-column">
      <style:table-column-properties style:column-width="2.066cm" style:rel-column-width="8238*"/>
    </style:style>
    <style:style style:name="Tabelle1.C" style:family="table-column">
      <style:table-column-properties style:column-width="2.995cm" style:rel-column-width="11946*"/>
    </style:style>
    <style:style style:name="Tabelle1.D" style:family="table-column">
      <style:table-column-properties style:column-width="3.166cm" style:rel-column-width="12628*"/>
    </style:style>
    <style:style style:name="Tabelle1.E" style:family="table-column">
      <style:table-column-properties style:column-width="1.799cm" style:rel-column-width="7176*"/>
    </style:style>
    <style:style style:name="Tabelle1.F" style:family="table-column">
      <style:table-column-properties style:column-width="4.339cm" style:rel-column-width="1730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F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Text_20_body" style:master-page-name="Standard">
      <style:paragraph-properties style:page-number="aut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Sub Station Router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Sub Station Router</text:p>
          </text:index-title>
          <text:p text:style-name="P1">History<text:tab/>1</text:p>
          <text:p text:style-name="P2">V 0.3.2 12.sep.2023<text:tab/>1</text:p>
          <text:p text:style-name="P2">V 0.3.0 10.sep.2023<text:tab/>1</text:p>
          <text:p text:style-name="P2">V 0.2.2 V 0.2.1 09.sep.2023<text:tab/>1</text:p>
          <text:p text:style-name="P2">V 0.2.0 06.sep.2023<text:tab/>2</text:p>
          <text:p text:style-name="P1">Intro<text:tab/>2</text:p>
          <text:p text:style-name="P2">Goal<text:tab/>2</text:p>
          <text:p text:style-name="P2">Hardware<text:tab/>2</text:p>
          <text:p text:style-name="P2">Software<text:tab/>2</text:p>
          <text:p text:style-name="P1">Basic Setup<text:tab/>2</text:p>
          <text:p text:style-name="P2">LuCi<text:tab/>2</text:p>
          <text:p text:style-name="P1">Wireguard<text:tab/>3</text:p>
          <text:p text:style-name="P2">Add Software<text:tab/>3</text:p>
          <text:p text:style-name="P2">Reboot Device<text:tab/>3</text:p>
          <text:p text:style-name="P2">Create script from Template:<text:tab/>3</text:p>
          <text:p text:style-name="P2">Post Processing<text:tab/>4</text:p>
          <text:p text:style-name="P2">Wireguard Port forwarding (Weiterleitung)<text:tab/>4</text:p>
          <text:p text:style-name="P2">Ping inside VPN Tunnel with pc.domain names<text:tab/>5</text:p>
          <text:p text:style-name="P1">Setup differences per device<text:tab/>5</text:p>
          <text:p text:style-name="P1">Ongoing<text:tab/>5</text:p>
          <text:p text:style-name="P2">Show Routes on Windows Client<text:tab/>5</text:p>
          <text:p text:style-name="P2">Questions<text:tab/>5</text:p>
          <text:p text:style-name="P2">Options<text:tab/>5</text:p>
          <text:p text:style-name="P2">Xthink<text:tab/>6</text:p>
          <text:p text:style-name="P3">Subnet split<text:tab/>6</text:p>
          <text:p text:style-name="P1">Links<text:tab/>7</text:p>
          <text:p text:style-name="P2">main<text:tab/>7</text:p>
          <text:p text:style-name="P2">full config generator<text:tab/>7</text:p>
          <text:p text:style-name="P2">qrcode generation from config file<text:tab/>7</text:p>
          <text:p text:style-name="P2">other<text:tab/>7</text:p>
          <text:p text:style-name="P2">very other<text:tab/>7</text:p>
        </text:index-body>
      </text:table-of-content>
      <text:h text:style-name="Heading_20_1" text:outline-level="1">History</text:h>
      <text:h text:style-name="Heading_20_2" text:outline-level="2">V 0.3.2 12.sep.2023</text:h>
      <text:p text:style-name="Text_20_body">Domain names inside tunnel<text:line-break/>Windows commands</text:p>
      <text:h text:style-name="Heading_20_2" text:outline-level="2">V 0.3.0 10.sep.2023</text:h>
      <text:p text:style-name="Text_20_body">SubNet Domain Name</text:p>
      <text:h text:style-name="Heading_20_2" text:outline-level="2"><text:soft-page-break/>V 0.2.2 V 0.2.1 09.sep.2023</text:h>
      <text:p text:style-name="Text_20_body">Added Try with separate SubNet 4 VPN Tunnel<text:line-break/>Separate Tunnel must be.</text:p>
      <text:h text:style-name="Heading_20_2" text:outline-level="2">V 0.2.0 06.sep.2023</text:h>
      <text:p text:style-name="Text_20_body">First Success Tunnel with Router access and ssh</text:p>
      <text:h text:style-name="Heading_20_1" text:outline-level="1">Intro</text:h>
      <text:h text:style-name="Heading_20_2" text:outline-level="2">Goal</text:h>
      <text:p text:style-name="Text_20_body">Create a OpenWRT Router as Sub Station.</text:p>
      <text:p text:style-name="Text_20_body">The Router is a WLAN Client and contains a WireGuard Server.</text:p>
      <text:p text:style-name="Text_20_body">On the LAN-Switch-Network-Outputs can be a SubProject; all connected Devices are accessible through the tunnel.</text:p>
      <text:p text:style-name="Text_20_body">Devices connected at router-lan go into the Internet normally.</text:p>
      <text:p text:style-name="Text_20_body">Clients puts a config File into Wireguard Client Software and activate the Tunnel; the they must access the Devices by understanding theis IP-Numbers. <text:line-break/>Important: NOT MORE Complex actions on client side ! (Road Warriors)</text:p>
      <text:h text:style-name="Heading_20_2" text:outline-level="2">Hardware</text:h>
      <text:p text:style-name="Text_20_body">TP-Link TL-WDR4300 Ver. 1.7</text:p>
      <text:p text:style-name="Text_20_body">TP-Link TL-WDR3600 Ver. 1.5</text:p>
      <text:h text:style-name="Heading_20_2" text:outline-level="2">Software</text:h>
      <text:p text:style-name="Text_20_body">OpenWRT 22.03.5</text:p>
      <text:h text:style-name="Heading_20_1" text:outline-level="1">Basic Setup</text:h>
      <text:h text:style-name="Heading_20_2" text:outline-level="2">LuCi</text:h>
      <text:p text:style-name="Text_20_body">System-&gt;System:<text:line-break/>Hostname: WDR3600 WDR4300<text:line-break/>Timezone:Europe/Berlin</text:p>
      <text:p text:style-name="Text_20_body">System-&gt;Administration<text:line-break/>Change Password (Without no ssh) (b...k)</text:p>
      <text:p text:style-name="Text_20_body">Network-&gt;Wireless:<text:line-break/>Delete all SSID Masters<text:line-break/>Add 5Ghz Client<text:line-break/>Advanced Setting:DE</text:p>
      <text:p text:style-name="Text_20_body"><text:soft-page-break/>Network-&gt;Interfaces<text:line-break/>-&gt;lan<text:line-break/>Change Ipv4 Address</text:p>
      <text:p text:style-name="Text_20_body">Network -&gt; DHCP and DNS<text:line-break/>General Settings -&gt; LocalDomain<text:line-break/>Give Names e.g.: station36; station43</text:p>
      <text:p text:style-name="Text_20_body">MAGIC: Devices can be accessed by e.g.: pcname.station36 <text:s/></text:p>
      <text:p text:style-name="Text_20_body">Save &amp; Apply (Requires re-connect)</text:p>
      <text:p text:style-name="Code">ipconfig /renew</text:p>
      <text:p text:style-name="Text_20_body"/>
      <text:h text:style-name="Heading_20_1" text:outline-level="1">Wireguard</text:h>
      <text:h text:style-name="Heading_20_2" text:outline-level="2">Add Software</text:h>
      <text:p text:style-name="Text_20_body">Before Running scripts the Wireguard Software must be installed</text:p>
      <text:p text:style-name="Text_20_body">System-&gt;Software</text:p>
      <text:p text:style-name="Text_20_body">-&gt;Filter: wireguard / Update Lists</text:p>
      <text:p text:style-name="Text_20_body">Install: luci-app-wireguard</text:p>
      <text:p text:style-name="Text_20_body">Automatic add installed:<text:line-break/>wireguard-tools<text:line-break/>kmod-wireguard<text:line-break/>luci-i18n-wireguard-en<text:line-break/>luci-proto-wireguard</text:p>
      <text:p text:style-name="Text_20_body">Install: qrencode</text:p>
      <text:p text:style-name="Text_20_body">Automatic add installed:<text:line-break/>libqrencode</text:p>
      <text:h text:style-name="Heading_20_2" text:outline-level="2">Reboot Device</text:h>
      <text:p text:style-name="Text_20_body"/>
      <text:h text:style-name="Heading_20_2" text:outline-level="2">Create script from Template:</text:h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>Change Defines in Head of script (separate for each device)</text:p>
      <text:p text:style-name="Code">export interface="192.168.37"<text:line-break/>export interface="192.168.42“ # VPN SubNet</text:p>
      <text:p text:style-name="Code">export DDNS="abcd1234abcd1234.myfritz.net"</text:p>
      <text:p text:style-name="Code">export peer_IP="51"</text:p>
      <text:p text:style-name="Code">export WG_${LAN}_server_port="36996"<text:line-break/><text:soft-page-break/>export WG_${LAN}_server_port="43996"</text:p>
      <text:p text:style-name="Code">export user_1="jisoo"<text:line-break/>export user_2="jennie"<text:line-break/>export user_3="rose"<text:line-break/>export user_4="lisa"</text:p>
      <text:p text:style-name="Code">export user_1="karina"<text:line-break/>export user_2="giselle"<text:line-break/>export user_3="winter"<text:line-break/>export user_4="ningning"<text:line-break/></text:p>
      <text:p text:style-name="Text_20_body">Copy Script into root account</text:p>
      <text:p text:style-name="Code">scp auto_wg_XX_username-id.sh <text:a xlink:type="simple" xlink:href="mailto:root@192.168.43.1" text:style-name="Internet_20_link" text:visited-style-name="Visited_20_Internet_20_Link">root@192.168.43.1</text:a>:~</text:p>
      <text:p text:style-name="Text_20_body">ssh into router</text:p>
      <text:p text:style-name="Code">ssh root@192.168.43.1</text:p>
      <text:p text:style-name="Text_20_body">Execute in router</text:p>
      <text:p text:style-name="Code">chmod +x auto_wg_XX_username-id.sh</text:p>
      <text:p text:style-name="Code">./auto_wg_XX_username-id.sh</text:p>
      <text:p text:style-name="Text_20_body">after script run</text:p>
      <text:p text:style-name="Text_20_body">Read-Back Client scripts</text:p>
      <text:p text:style-name="Code">scp -r root@192.168.XX.1:/etc/wireguard/** readbackXX/</text:p>
      <text:p text:style-name="Code">pause ********* XXXXXXXXXXXX **************</text:p>
      <text:h text:style-name="Heading_20_2" text:outline-level="2">Post Processing</text:h>
      <text:p text:style-name="Text_20_body">Modify the Peer config files after extraction</text:p>
      <text:p text:style-name="Code">[Interface]<text:line-break/>Address = X.X.X.X/24 # get Subnet 255.255.255.0 # necessary ????</text:p>
      <text:p text:style-name="Code">DNS = 192.168.36.1 # change from VPN to LAN Subnet<text:line-break/> <text:line-break/>[Peer]<text:line-break/># everything goes through the tunnel<text:line-break/>AllowedIPs = 0.0.0.0/0, ::/0<text:line-break/># behind the tunnel are VPN and LAN SubNets<text:line-break/>AllowedIPs = 192.168.36.0/24, 192.168.37.0/24</text:p>
      <text:p text:style-name="Code"># ??? is this true ????<text:line-break/>Outside Router Setup</text:p>
      <text:h text:style-name="Heading_20_2" text:outline-level="2">Wireguard Port forwarding (Weiterleitung)</text:h>
      <text:p text:style-name="Text_20_body">Setup xTernal Routers to forward 36996 and 43996 UDP</text:p>
      <text:h text:style-name="Heading_20_2" text:outline-level="2"><text:soft-page-break/>Ping inside VPN Tunnel with pc.domain names</text:h>
      <text:p text:style-name="Text_20_body">Network -&gt; DHCP and DNS -&gt; Hostnames</text:p>
      <text:p text:style-name="Text_20_body">Insert The Tunnel-End Ips an Give them a name</text:p>
      <text:p text:style-name="Text_20_body">e.g. karina.sync -&gt; 192.168.42.51 <text:s text:c="4"/></text:p>
      <text:h text:style-name="Heading_20_1" text:outline-level="1">Setup differences per device</text:h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>
            <table:table-cell table:style-name="Tabelle1.A1" office:value-type="string">
              <text:p text:style-name="Table_20_Heading">Device</text:p>
            </table:table-cell>
            <table:table-cell table:style-name="Tabelle1.A1" office:value-type="string">
              <text:p text:style-name="Table_20_Heading">Hostname</text:p>
            </table:table-cell>
            <table:table-cell table:style-name="Tabelle1.A1" office:value-type="string">
              <text:p text:style-name="Table_20_Heading">Lan Subnet<text:line-break/>domain name</text:p>
            </table:table-cell>
            <table:table-cell table:style-name="Tabelle1.A1" office:value-type="string">
              <text:p text:style-name="Table_20_Heading">Port<text:line-break/>Wireguard</text:p>
            </table:table-cell>
            <table:table-cell table:style-name="Tabelle1.A1" office:value-type="string">
              <text:p text:style-name="Table_20_Heading">Clients</text:p>
            </table:table-cell>
            <table:table-cell table:style-name="Tabelle1.F1" office:value-type="string">
              <text:p text:style-name="Table_20_Heading">VPN SubNet</text:p>
            </table:table-cell>
          </table:table-row>
        </table:table-header-rows>
        <table:table-row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WDR3600</text:p>
          </table:table-cell>
          <table:table-cell table:style-name="Tabelle1.A2" office:value-type="string">
            <text:p text:style-name="Table_20_Contents">192.168.36.1/24<text:line-break/>station36</text:p>
          </table:table-cell>
          <table:table-cell table:style-name="Tabelle1.A2" office:value-type="string">
            <text:p text:style-name="Table_20_Contents">36996</text:p>
          </table:table-cell>
          <table:table-cell table:style-name="Tabelle1.A2" office:value-type="string">
            <text:p text:style-name="Table_20_Contents">Jisoo<text:line-break/>Jennie<text:line-break/>Rose<text:line-break/>Lisa</text:p>
          </table:table-cell>
          <table:table-cell table:style-name="Tabelle1.F2" office:value-type="string">
            <text:p text:style-name="Table_20_Contents">192.168.37.1/24</text:p>
          </table:table-cell>
        </table:table-row>
        <table:table-row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WDR4300</text:p>
          </table:table-cell>
          <table:table-cell table:style-name="Tabelle1.A2" office:value-type="string">
            <text:p text:style-name="Table_20_Contents">192.168.43.1/24<text:line-break/>station43</text:p>
          </table:table-cell>
          <table:table-cell table:style-name="Tabelle1.A2" office:value-type="string">
            <text:p text:style-name="Table_20_Contents">43996</text:p>
          </table:table-cell>
          <table:table-cell table:style-name="Tabelle1.A2" office:value-type="string">
            <text:p text:style-name="Table_20_Contents">Karina<text:line-break/>Giselle<text:line-break/>Winter<text:line-break/>Ningning</text:p>
          </table:table-cell>
          <table:table-cell table:style-name="Tabelle1.F2" office:value-type="string">
            <text:p text:style-name="Table_20_Contents">192.168.42.1/24</text:p>
          </table:table-cell>
        </table:table-row>
        <table:table-row>
          <table:table-cell table:style-name="Tabelle1.A2" office:value-type="string">
            <text:p text:style-name="Table_20_Contents">Fritz 7490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58989</text:p>
          </table:table-cell>
          <table:table-cell table:style-name="Tabelle1.A2" office:value-type="string">
            <text:p text:style-name="Table_20_Contents">IU</text:p>
          </table:table-cell>
          <table:table-cell table:style-name="Tabelle1.F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Ongoing</text:h>
      <text:h text:style-name="Heading_20_2" text:outline-level="2">Show Routes on Windows Client</text:h>
      <text:p text:style-name="Code">Route print</text:p>
      <text:p text:style-name="Code">tracert &lt;url&gt;</text:p>
      <text:p text:style-name="Code">nslookup &lt;ip-number&gt; or &lt;url&gt;</text:p>
      <text:h text:style-name="Heading_20_2" text:outline-level="2">Questions</text:h>
      <text:p text:style-name="Text_20_body">(Fritz Box mapped Tunnel Endpoints at same Sub-Net)</text:p>
      <text:p text:style-name="Text_20_body"><text:a xlink:type="simple" xlink:href="https://forum.openwrt.org/t/wireguard-connects-but-lan-not-reachable/146641" text:style-name="Internet_20_link" text:visited-style-name="Visited_20_Internet_20_Link">https://forum.openwrt.org/t/wireguard-connects-but-lan-not-reachable/146641</text:a></text:p>
      <text:h text:style-name="Heading_20_2" text:outline-level="2">Options</text:h>
      <text:p text:style-name="Text_20_body">All Subnets can be PING'ed</text:p>
      <text:p text:style-name="Text_20_body">All Devices behind the tunnel can be accessed by name instead of IP Number</text:p>
      <text:p text:style-name="Text_20_body">Clients connected by tunnel can connect each other.</text:p>
      <text:p text:style-name="Text_20_body">IP numbers at Router WAN port are accessible / not accessible.<text:line-break/>(Adjustable by Wireguard setup!)</text:p>
      <text:h text:style-name="Heading_20_2" text:outline-level="2"><text:soft-page-break/>Xthink</text:h>
      <text:h text:style-name="Heading_20_3" text:outline-level="3">Subnet split</text:h>
      <text:p text:style-name="Text_20_body">0-15 Internal Fix<text:line-break/>16-63 xternal fix<text:line-break/>64-127 dhcp<text:line-break/>128-191 VPN Tunnel ends<text:line-break/>192-254 options</text:p>
      <text:p text:style-name="Text_20_body"/>
      <text:p text:style-name="P4"/>
      <text:h text:style-name="Heading_20_1" text:outline-level="1">Links</text:h>
      <text:h text:style-name="Heading_20_2" text:outline-level="2">main</text:h>
      <text:p text:style-name="Text_20_body"><text:a xlink:type="simple" xlink:href="https://openwrt.org/docs/guide-user/services/vpn/start" text:style-name="Internet_20_link" text:visited-style-name="Visited_20_Internet_20_Link">https://openwrt.org/docs/guide-user/services/vpn/start</text:a></text:p>
      <text:p text:style-name="Text_20_body"><text:a xlink:type="simple" xlink:href="https://openwrt.org/docs/guide-user/services/vpn/wireguard/start" text:style-name="Internet_20_link" text:visited-style-name="Visited_20_Internet_20_Link">https://openwrt.org/docs/guide-user/services/vpn/wireguard/start</text:a></text:p>
      <text:p text:style-name="Text_20_body"><text:a xlink:type="simple" xlink:href="https://openwrt.org/docs/guide-user/services/vpn/wireguard/automated" text:style-name="Internet_20_link" text:visited-style-name="Visited_20_Internet_20_Link">https://openwrt.org/docs/guide-user/services/vpn/wireguard/automated</text:a></text:p>
      <text:p text:style-name="Text_20_body"/>
      <text:h text:style-name="Heading_20_2" text:outline-level="2">full config generator</text:h>
      <text:p text:style-name="Text_20_body"><text:a xlink:type="simple" xlink:href="https://www.wireguardconfig.com/" text:style-name="Internet_20_link" text:visited-style-name="Visited_20_Internet_20_Link">https://www.wireguardconfig.com/</text:a></text:p>
      <text:h text:style-name="Heading_20_2" text:outline-level="2">qrcode generation from config file</text:h>
      <text:p text:style-name="Text_20_body"><text:a xlink:type="simple" xlink:href="https://www.wireguardconfig.com/qrcode" text:style-name="Internet_20_link" text:visited-style-name="Visited_20_Internet_20_Link">https://www.wireguardconfig.com/qrcode</text:a></text:p>
      <text:p text:style-name="Text_20_body"/>
      <text:h text:style-name="Heading_20_2" text:outline-level="2">other</text:h>
      <text:p text:style-name="Text_20_body"><text:a xlink:type="simple" xlink:href="https://github.com/nyr" text:style-name="Internet_20_link" text:visited-style-name="Visited_20_Internet_20_Link">https://github.com/nyr</text:a></text:p>
      <text:p text:style-name="Text_20_body"><text:a xlink:type="simple" xlink:href="https://wiki.securepoint.de/UTM/VPN/Übersicht" text:style-name="Internet_20_link" text:visited-style-name="Visited_20_Internet_20_Link">https://wiki.securepoint.de/UTM/VPN/%C3%9Cbersicht</text:a></text:p>
      <text:p text:style-name="Text_20_body"><text:a xlink:type="simple" xlink:href="https://www.youtube.com/watch?v=FnvP7dOmy9w&amp;t=181s" text:style-name="Internet_20_link" text:visited-style-name="Visited_20_Internet_20_Link">https://www.youtube.com/watch?v=FnvP7dOmy9w&amp;t=181s</text:a></text:p>
      <text:p text:style-name="Text_20_body"><text:a xlink:type="simple" xlink:href="https://www.apfeltalk.de/community/threads/os-x-ssh-remote-loesungen-unter-osx-dazu-vnc-kvm.35714/" text:style-name="Internet_20_link" text:visited-style-name="Visited_20_Internet_20_Link">https://www.apfeltalk.de/community/threads/os-x-ssh-remote-loesungen-unter-osx-dazu-vnc-kvm.35714/</text:a></text:p>
      <text:p text:style-name="Text_20_body"><text:a xlink:type="simple" xlink:href="https://github.com/pirate/wireguard-docs" text:style-name="Internet_20_link" text:visited-style-name="Visited_20_Internet_20_Link">https://github.com/pirate/wireguard-docs</text:a></text:p>
      <text:p text:style-name="Text_20_body"><text:a xlink:type="simple" xlink:href="https://openwrt.org/docs/guide-user/services/vpn/openvpn/client-luci" text:style-name="Internet_20_link" text:visited-style-name="Visited_20_Internet_20_Link">https://openwrt.org/docs/guide-user/services/vpn/openvpn/client-luci</text:a></text:p>
      <text:p text:style-name="Text_20_body"><text:a xlink:type="simple" xlink:href="https://www.vpnunlimited.com/help/manuals/open-wrt-wireguard-setup" text:style-name="Internet_20_link" text:visited-style-name="Visited_20_Internet_20_Link">https://www.vpnunlimited.com/help/manuals/open-wrt-wireguard-setup</text:a></text:p>
      <text:h text:style-name="Heading_20_2" text:outline-level="2">very other</text:h>
      <text:p text:style-name="Text_20_body"><text:a xlink:type="simple" xlink:href="https://sekurak.pl/more-information-about-tp-link-backdoor/" text:style-name="Internet_20_link" text:visited-style-name="Visited_20_Internet_20_Link">https://sekurak.pl/more-information-about-tp-link-backdoor/</text:a></text:p>
      <text:p text:style-name="Text_20_body"><text:a xlink:type="simple" xlink:href="https://sekurak.pl/tp-link-httptftp-backdoor/" text:style-name="Internet_20_link" text:visited-style-name="Visited_20_Internet_20_Link">https://sekurak.pl/tp-link-httptftp-backdoor/</text:a>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SubStationRouter.odt</text:file-name><text:tab/><text:tab/><text:date style:data-style-name="N75" text:date-value="2023-09-15T08:15:58.06">Sep 15, 2023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7</text:page-number> of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3-09-15T08:15:57.91</dc:date>
    <meta:editing-duration>PT3H42M2S</meta:editing-duration>
    <meta:editing-cycles>75</meta:editing-cycles>
    <meta:generator>OpenOffice/4.1.14$Win32 OpenOffice.org_project/4114m1$Build-9811</meta:generator>
    <meta:document-statistic meta:table-count="1" meta:image-count="0" meta:object-count="0" meta:page-count="7" meta:paragraph-count="164" meta:word-count="677" meta:character-count="5469"/>
  </office:meta>
</office:document-meta>
</file>